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2" svg:font-family="Arial" style:font-family-generic="roman"/>
    <style:font-face style:name="Arial Unicode MS" svg:font-family="'Arial Unicode MS'" style:font-family-generic="roman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paragraph-rsid="00185a86" style:font-size-asian="12pt" style:font-size-complex="12pt"/>
    </style:style>
    <style:style style:name="P3" style:family="paragraph" style:parent-style-name="Text_20_body">
      <style:text-properties style:font-name="Arial" fo:font-size="12pt" officeooo:rsid="00185a86" officeooo:paragraph-rsid="00185a86" style:font-size-asian="12pt" style:font-size-complex="12pt"/>
    </style:style>
    <style:style style:name="P4" style:family="paragraph" style:parent-style-name="Text_20_body">
      <style:text-properties style:font-name="Arial" fo:font-size="12pt" officeooo:rsid="001d8675" officeooo:paragraph-rsid="001d8675" style:font-size-asian="12pt" style:font-size-complex="12pt"/>
    </style:style>
    <style:style style:name="P5" style:family="paragraph" style:parent-style-name="Text_20_body">
      <style:text-properties style:font-name="Arial" fo:font-size="12pt" officeooo:rsid="001d8675" officeooo:paragraph-rsid="001dad98" style:font-size-asian="12pt" style:font-size-complex="12pt"/>
    </style:style>
    <style:style style:name="P6" style:family="paragraph" style:parent-style-name="Text_20_body">
      <style:text-properties style:font-name="Arial" fo:font-size="12pt" officeooo:rsid="001d8675" officeooo:paragraph-rsid="0020769b" style:font-size-asian="12pt" style:font-size-complex="12pt"/>
    </style:style>
    <style:style style:name="P7" style:family="paragraph" style:parent-style-name="Text_20_body">
      <style:text-properties style:font-name="Arial" fo:font-size="12pt" officeooo:rsid="001d8675" officeooo:paragraph-rsid="002e5d06" style:font-size-asian="12pt" style:font-size-complex="12pt"/>
    </style:style>
    <style:style style:name="P8" style:family="paragraph" style:parent-style-name="Text_20_body">
      <style:text-properties style:font-name="Arial" fo:font-size="12pt" officeooo:paragraph-rsid="00289a27" style:font-size-asian="12pt" style:font-size-complex="12pt"/>
    </style:style>
    <style:style style:name="P9" style:family="paragraph" style:parent-style-name="Text_20_body">
      <style:text-properties style:font-name="Arial" fo:font-size="12pt" officeooo:rsid="001dad98" officeooo:paragraph-rsid="002977f9" style:font-size-asian="12pt" style:font-size-complex="12pt"/>
    </style:style>
    <style:style style:name="P10" style:family="paragraph" style:parent-style-name="Text_20_body">
      <style:text-properties style:font-name="Arial" fo:font-size="12pt" officeooo:rsid="002b3b45" officeooo:paragraph-rsid="002cc570" style:font-size-asian="12pt" style:font-size-complex="12pt"/>
    </style:style>
    <style:style style:name="P11" style:family="paragraph" style:parent-style-name="Text_20_body">
      <style:text-properties style:font-name="Arial" fo:font-size="12pt" officeooo:rsid="001fda48" officeooo:paragraph-rsid="0020769b" style:font-size-asian="12pt" style:font-size-complex="12pt"/>
    </style:style>
    <style:style style:name="P12" style:family="paragraph" style:parent-style-name="Text_20_body">
      <style:text-properties style:font-name="Arial" fo:font-size="12pt" officeooo:rsid="001fda48" officeooo:paragraph-rsid="002cc570" style:font-size-asian="12pt" style:font-size-complex="12pt"/>
    </style:style>
    <style:style style:name="P13" style:family="paragraph" style:parent-style-name="Text_20_body">
      <style:text-properties style:font-name="Arial" fo:font-size="12pt" officeooo:rsid="002cc570" officeooo:paragraph-rsid="002cc570" style:font-size-asian="12pt" style:font-size-complex="12pt"/>
    </style:style>
    <style:style style:name="P14" style:family="paragraph" style:parent-style-name="Text_20_body">
      <style:text-properties style:font-name="Arial" fo:font-size="12pt" officeooo:rsid="002e5d06" officeooo:paragraph-rsid="002e5d06" style:font-size-asian="12pt" style:font-size-complex="12pt"/>
    </style:style>
    <style:style style:name="P15" style:family="paragraph" style:parent-style-name="Text_20_body">
      <style:text-properties officeooo:rsid="001d8675" officeooo:paragraph-rsid="001dad98"/>
    </style:style>
    <style:style style:name="P16" style:family="paragraph" style:parent-style-name="Text_20_body">
      <style:text-properties officeooo:rsid="001dad98" officeooo:paragraph-rsid="001dad98"/>
    </style:style>
    <style:style style:name="P17" style:family="paragraph" style:parent-style-name="Text_20_body">
      <style:text-properties officeooo:paragraph-rsid="002977f9"/>
    </style:style>
    <style:style style:name="P18" style:family="paragraph" style:parent-style-name="Text_20_body">
      <style:text-properties fo:font-size="12pt" officeooo:rsid="001d40b6" style:font-size-asian="12pt" style:font-size-complex="12pt"/>
    </style:style>
    <style:style style:name="P19" style:family="paragraph" style:parent-style-name="Text_20_body">
      <style:text-properties officeooo:rsid="002cc570" officeooo:paragraph-rsid="002cc570"/>
    </style:style>
    <style:style style:name="P20" style:family="paragraph" style:parent-style-name="Text_20_body">
      <style:text-properties officeooo:paragraph-rsid="002cc570"/>
    </style:style>
    <style:style style:name="P21" style:family="paragraph" style:parent-style-name="Text_20_body">
      <style:text-properties style:font-name="DejaVu Sans Mono" fo:font-weight="normal" officeooo:rsid="002cc570" officeooo:paragraph-rsid="002cc570" style:font-weight-asian="normal" style:font-weight-complex="normal"/>
    </style:style>
    <style:style style:name="P22" style:family="paragraph" style:parent-style-name="Text_20_body">
      <style:text-properties officeooo:rsid="00185a86" officeooo:paragraph-rsid="00185a86"/>
    </style:style>
    <style:style style:name="P23" style:family="paragraph" style:parent-style-name="Text_20_body">
      <style:text-properties officeooo:rsid="002504df" officeooo:paragraph-rsid="002504df"/>
    </style:style>
    <style:style style:name="P24" style:family="paragraph" style:parent-style-name="Text_20_body">
      <style:text-properties officeooo:paragraph-rsid="002504df"/>
    </style:style>
    <style:style style:name="P25" style:family="paragraph" style:parent-style-name="Text_20_body">
      <style:text-properties style:font-name="Arial" fo:font-size="12pt" style:font-size-asian="12pt" style:font-size-complex="12pt"/>
    </style:style>
    <style:style style:name="P26" style:family="paragraph" style:parent-style-name="Text_20_body">
      <style:text-properties style:font-name="Arial" fo:font-size="12pt" officeooo:rsid="00185a86" officeooo:paragraph-rsid="001a9d5d" style:font-size-asian="12pt" style:font-size-complex="12pt"/>
    </style:style>
    <style:style style:name="P27" style:family="paragraph" style:parent-style-name="Heading_20_2">
      <style:text-properties style:font-name="Arial2"/>
    </style:style>
    <style:style style:name="P28" style:family="paragraph" style:parent-style-name="Heading_20_2">
      <style:text-properties officeooo:rsid="002187ea" officeooo:paragraph-rsid="002187ea"/>
    </style:style>
    <style:style style:name="P29" style:family="paragraph" style:parent-style-name="Heading_20_1">
      <style:text-properties style:font-name="Arial2"/>
    </style:style>
    <style:style style:name="P30" style:family="paragraph" style:parent-style-name="Heading_20_3">
      <style:text-properties style:font-name="Arial2"/>
    </style:style>
    <style:style style:name="P31" style:family="paragraph" style:parent-style-name="Heading_20_3">
      <style:text-properties officeooo:rsid="002cc570" officeooo:paragraph-rsid="002cc570"/>
    </style:style>
    <style:style style:name="T1" style:family="text">
      <style:text-properties style:font-name="Arial2"/>
    </style:style>
    <style:style style:name="T2" style:family="text">
      <style:text-properties style:font-name="Arial2" fo:font-size="12pt" style:font-size-asian="12pt" style:font-size-complex="12pt"/>
    </style:style>
    <style:style style:name="T3" style:family="text">
      <style:text-properties style:font-name="Arial2" officeooo:rsid="00152396"/>
    </style:style>
    <style:style style:name="T4" style:family="text">
      <style:text-properties style:font-name="Arial2" officeooo:rsid="0015341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d40b6" style:font-size-asian="12pt" style:font-size-complex="12pt"/>
    </style:style>
    <style:style style:name="T7" style:family="text">
      <style:text-properties fo:font-size="12pt" officeooo:rsid="002cc570" style:font-size-asian="12pt" style:font-size-complex="12pt"/>
    </style:style>
    <style:style style:name="T8" style:family="text">
      <style:text-properties style:font-name="Ari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officeooo:rsid="0015341d"/>
    </style:style>
    <style:style style:name="T11" style:family="text">
      <style:text-properties style:font-name="Arial" officeooo:rsid="00257173"/>
    </style:style>
    <style:style style:name="T12" style:family="text">
      <style:text-properties style:font-name="Arial" officeooo:rsid="002e5d06"/>
    </style:style>
    <style:style style:name="T13" style:family="text">
      <style:text-properties officeooo:rsid="00185a8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9921f" style:font-weight-asian="bold" style:font-weight-complex="bold"/>
    </style:style>
    <style:style style:name="T16" style:family="text">
      <style:text-properties fo:font-weight="bold" officeooo:rsid="002cc570" style:font-weight-asian="bold" style:font-weight-complex="bold"/>
    </style:style>
    <style:style style:name="T17" style:family="text">
      <style:text-properties fo:font-weight="bold" officeooo:rsid="001bee01" style:font-weight-asian="bold" style:font-weight-complex="bold"/>
    </style:style>
    <style:style style:name="T18" style:family="text">
      <style:text-properties fo:font-weight="bold" officeooo:rsid="001fda48" style:font-weight-asian="bold" style:font-weight-complex="bold"/>
    </style:style>
    <style:style style:name="T19" style:family="text">
      <style:text-properties fo:font-weight="bold" officeooo:rsid="002e5d06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18f989"/>
    </style:style>
    <style:style style:name="T22" style:family="text">
      <style:text-properties officeooo:rsid="001bee01"/>
    </style:style>
    <style:style style:name="T23" style:family="text">
      <style:text-properties officeooo:rsid="001fda48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cc570" style:font-weight-asian="normal" style:font-weight-complex="normal"/>
    </style:style>
    <style:style style:name="T26" style:family="text">
      <style:text-properties fo:font-weight="normal" officeooo:rsid="001d40b6" style:font-weight-asian="normal" style:font-weight-complex="normal"/>
    </style:style>
    <style:style style:name="T27" style:family="text">
      <style:text-properties officeooo:rsid="002524ff"/>
    </style:style>
    <style:style style:name="T28" style:family="text">
      <style:text-properties officeooo:rsid="002b3b45"/>
    </style:style>
    <style:style style:name="T29" style:family="text">
      <style:text-properties officeooo:rsid="002cc570"/>
    </style:style>
    <style:style style:name="T30" style:family="text">
      <style:text-properties style:font-name="DejaVu Sans Mono"/>
    </style:style>
    <style:style style:name="T31" style:family="text">
      <style:text-properties style:font-name="DejaVu Sans Mono" fo:font-weight="normal" style:font-weight-asian="normal" style:font-weight-complex="normal"/>
    </style:style>
    <style:style style:name="T32" style:family="text">
      <style:text-properties officeooo:rsid="001d8675"/>
    </style:style>
    <style:style style:name="T33" style:family="text">
      <style:text-properties officeooo:rsid="002e5d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9" text:outline-level="1">Styling Maps Using CartoCSS</text:h>
      <text:p text:style-name="Standard"/>
      <text:p text:style-name="Text_20_body"><text:span text:style-name="T3">With CartoCSS you style a layer by setting</text:span><text:span text:style-name="T1"> properties </text:span><text:span text:style-name="T3">on a </text:span><text:span text:style-name="T1">layer's features. </text:span><text:span text:style-name="T3">You do this by writing a series of statements. </text:span><text:span text:style-name="T4">A statement takes the following form</text:span><text:span text:style-name="T1">:</text:span></text:p>
      <text:p text:style-name="Text_20_body"><text:span text:style-name="Teletype"><text:span text:style-name="T27">selector</text:span></text:span><text:span text:style-name="Teletype"> {</text:span></text:p>
      <text:p text:style-name="Text_20_body"><text:span text:style-name="Teletype"><text:tab/>property: value;</text:span></text:p>
      <text:p text:style-name="Text_20_body"><text:span text:style-name="Teletype">}</text:span></text:p>
      <text:p text:style-name="Text_20_body"><text:span text:style-name="Teletype"><text:span text:style-name="T11">Us</text:span></text:span><text:span text:style-name="Teletype"><text:span text:style-name="T10">e as many property-value pairs in a statement as is necessary.</text:span></text:span></text:p>
      <text:p text:style-name="Text_20_body"><text:span text:style-name="Teletype"><text:span text:style-name="T8"/></text:span></text:p>
      <text:h text:style-name="P27" text:outline-level="2">Common properties</text:h>
      <text:h text:style-name="P30" text:outline-level="3">Markers (points)</text:h>
      <text:p text:style-name="Text_20_body"><text:span text:style-name="Teletype"><text:span text:style-name="T5">marker-fill<text:tab/><text:tab/><text:tab/></text:span></text:span><text:span text:style-name="T2">inner part's color (color string)</text:span></text:p>
      <text:p text:style-name="Text_20_body"><text:span text:style-name="Teletype"><text:span text:style-name="T5">marker-fill-opacity</text:span></text:span><text:tab/><text:tab/><text:span text:style-name="T9">inner part's opacity (0 to 1, lower is less visible)</text:span></text:p>
      <text:p text:style-name="P1"><text:span text:style-name="Teletype">marker-line-color</text:span><text:tab/><text:tab/>outer part's color</text:p>
      <text:p text:style-name="P1"><text:span text:style-name="Teletype">marker-line-opacity</text:span><text:tab/><text:tab/>outer part's opacity</text:p>
      <text:p text:style-name="P1"><text:span text:style-name="Teletype">marker-height</text:span><text:tab/><text:tab/><text:tab/>height (number, pixels)</text:p>
      <text:p text:style-name="P1"><text:span text:style-name="Teletype">marker-width</text:span><text:tab/><text:tab/><text:tab/>width (number, pixels)</text:p>
      <text:p text:style-name="P1"><text:span text:style-name="Teletype">marker-allow-overlap</text:span><text:tab/>draw all markers, even if they'll overlap (true/false)</text:p>
      <text:h text:style-name="Heading_20_3" text:outline-level="3">Lines</text:h>
      <text:p text:style-name="P1"><text:span text:style-name="Teletype">line-color</text:span><text:tab/><text:tab/><text:tab/>color of line (color string)</text:p>
      <text:p text:style-name="P1"><text:span text:style-name="Teletype">line-width</text:span><text:tab/><text:tab/><text:tab/>width of line (number, pixels)</text:p>
      <text:p text:style-name="P1"><text:span text:style-name="Teletype">line-opacity</text:span><text:tab/><text:tab/><text:tab/>opacity of line (see marker-fill-opacity)</text:p>
      <text:h text:style-name="Heading_20_3" text:outline-level="3">Polygons</text:h>
      <text:p text:style-name="P1"><text:span text:style-name="Teletype">polygon-fill</text:span><text:tab/><text:tab/><text:tab/>color of inside of polygon</text:p>
      <text:p text:style-name="P1"><text:span text:style-name="Teletype">polygon-opacity</text:span><text:tab/><text:tab/>opacity of inside of polygon</text:p>
      <text:p text:style-name="P1"/>
      <text:p text:style-name="P1"><text:span text:style-name="T28">(</text:span>Style the outside of polygons using <text:span text:style-name="Teletype">line-*</text:span> properties.<text:span text:style-name="T28">)</text:span></text:p>
      <text:p text:style-name="P1"/>
      <text:p text:style-name="P10">See all properties in the official documentation: <text:span text:style-name="T16">http://bit.ly/cartocss-docs</text:span></text:p>
      <text:p text:style-name="P1"/>
      <text:h text:style-name="Heading_20_2" text:outline-level="2"><text:soft-page-break/>Advanced selectors</text:h>
      <text:h text:style-name="P31" text:outline-level="3">Selectors</text:h>
      <text:p text:style-name="P19">You need to select a layer in order to style the features on that layer. In CartoDB, this is just the name of the table you are styling, followed by <text:span text:style-name="T31">#</text:span><text:span text:style-name="T24">. So if you uploaded a table called </text:span><text:span text:style-name="T31">mysecretlocations</text:span><text:span text:style-name="T24">, you could give all the markers on that layer a width of 3 using this statement:</text:span></text:p>
      <text:p text:style-name="P19"><text:span text:style-name="T24"><text:tab/></text:span><text:span text:style-name="T31">#mysecretlocations {</text:span></text:p>
      <text:p text:style-name="P21"><text:tab/><text:tab/>marker-width: 3;</text:p>
      <text:p text:style-name="P21"><text:tab/>}</text:p>
      <text:p text:style-name="P21"/>
      <text:h text:style-name="Heading_20_3" text:outline-level="3">Conditional selectors</text:h>
      <text:p text:style-name="P2"><text:span text:style-name="T13">S</text:span>tyle by <text:span text:style-name="T13">the </text:span><text:span text:style-name="T14">zoom level</text:span> <text:span text:style-name="T13">of the map</text:span>:</text:p>
      <text:p text:style-name="P2"><text:span text:style-name="Teletype">#layer-name[zoom &gt;= 5] { ... }</text:span></text:p>
      <text:p text:style-name="P2"/>
      <text:p text:style-name="P1">Style features <text:span text:style-name="T22">by their </text:span><text:span text:style-name="T17">attributes</text:span>:</text:p>
      <text:p text:style-name="P1"><text:span text:style-name="Teletype"><text:tab/>#layer-name[attribute = value] { ... }</text:span></text:p>
      <text:p text:style-name="P18">for example, <text:span text:style-name="T29">if the attribute (column in CartoDB) is text</text:span>:</text:p>
      <text:p text:style-name="P17"><text:span text:style-name="Teletype"><text:span text:style-name="T6"><text:tab/>#buildings[state = 'New York'] { ... }</text:span></text:span></text:p>
      <text:p text:style-name="P19">If the column is a number:</text:p>
      <text:p text:style-name="P20"><text:tab/><text:span text:style-name="Teletype"><text:span text:style-name="T6">#buildings[</text:span></text:span><text:span text:style-name="Teletype"><text:span text:style-name="T7">height &gt; 50</text:span></text:span><text:span text:style-name="Teletype"><text:span text:style-name="T6">] { ... }</text:span></text:span></text:p>
      <text:p text:style-name="P17"><text:span text:style-name="Teletype"><text:span text:style-name="T6"/></text:span></text:p>
      <text:p text:style-name="P9"><text:span text:style-name="T29">Use </text:span>any of the following <text:span text:style-name="T29">in your conditional selectors</text:span>:</text:p>
      <text:p text:style-name="P8"><text:span text:style-name="Teletype"><text:span text:style-name="T21"><text:tab/>=</text:span></text:span><text:span text:style-name="T21"> (equal),</text:span></text:p>
      <text:p text:style-name="P8"><text:span text:style-name="Teletype"><text:span text:style-name="T21"><text:tab/>!=</text:span></text:span><text:span text:style-name="T21"> (not equal),</text:span></text:p>
      <text:p text:style-name="P8"><text:span text:style-name="Teletype"><text:span text:style-name="T21"><text:tab/>&gt;=</text:span></text:span><text:span text:style-name="T21"> (greater than or equal),</text:span></text:p>
      <text:p text:style-name="P8"><text:span text:style-name="Teletype"><text:span text:style-name="T21"><text:tab/>&lt;=</text:span></text:span><text:span text:style-name="T21"> (less than or equal),</text:span></text:p>
      <text:p text:style-name="P8"><text:span text:style-name="Teletype"><text:span text:style-name="T21"><text:tab/>&gt;</text:span></text:span><text:span text:style-name="T21"> (greater than),</text:span></text:p>
      <text:p text:style-name="P8"><text:span text:style-name="Teletype"><text:span text:style-name="T21"><text:tab/>&lt;</text:span></text:span><text:span text:style-name="T21"> (less than)</text:span></text:p>
      <text:p text:style-name="P1"/>
      <text:h text:style-name="Heading_20_3" text:outline-level="3">Multiple statements</text:h>
      <text:p text:style-name="P1">You will likely use multiple statements on one map:</text:p>
      <text:p text:style-name="P1"><text:span text:style-name="Teletype"><text:tab/>#layer-name[zoom &gt;= 5] { ... }</text:span></text:p>
      <text:p text:style-name="P1"><text:span text:style-name="Teletype"><text:tab/>#layer-name[zoom &gt;= 10] { ... }</text:span></text:p>
      <text:p text:style-name="Text_20_body"><text:soft-page-break/><text:span text:style-name="Teletype"><text:span text:style-name="T5"><text:tab/>#layer-name[zoom &gt;= 15] { ... }</text:span></text:span></text:p>
      <text:p text:style-name="Text_20_body"><text:span text:style-name="Teletype"><text:span text:style-name="T5"/></text:span></text:p>
      <text:p text:style-name="P3">but it is equivalent and preferred that these statements are <text:span text:style-name="T20">nested</text:span>:</text:p>
      <text:p text:style-name="P2"><text:span text:style-name="Teletype"><text:tab/>#layer-name </text:span><text:span text:style-name="Teletype"><text:span text:style-name="T13">{</text:span></text:span></text:p>
      <text:p text:style-name="P2"><text:span text:style-name="Teletype"><text:tab/><text:tab/>[zoom &gt;= 5] { ... }</text:span></text:p>
      <text:p text:style-name="P2"><text:span text:style-name="Teletype"><text:tab/><text:tab/>[zoom &gt;= 10] { ... }</text:span></text:p>
      <text:p text:style-name="P3"><text:span text:style-name="Teletype"><text:tab/><text:tab/>[zoom &gt;= 15] { ... }</text:span></text:p>
      <text:p text:style-name="P22"><text:span text:style-name="Teletype"><text:span text:style-name="T5"><text:tab/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ial2" svg:font-family="Arial" style:font-family-generic="roman"/>
    <style:font-face style:name="Arial Unicode MS" svg:font-family="'Arial Unicode MS'" style:font-family-generic="roman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Default" style:family="paragraph" style:default-outline-level="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style:font-name="Arial Unicode MS" fo:font-family="'Arial Unicode MS'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3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3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4-02-12T12:26:04.475282301</meta:creation-date>
    <dc:date>2015-02-05T17:11:26.033057154</dc:date>
    <dc:creator>Eric Brelsford</dc:creator>
    <meta:editing-duration>PT12H16M14S</meta:editing-duration>
    <meta:editing-cycles>31</meta:editing-cycles>
    <meta:generator>LibreOffice/4.3.3.2$Linux_X86_64 LibreOffice_project/430m0$Build-2</meta:generator>
    <meta:document-statistic meta:table-count="0" meta:image-count="0" meta:object-count="0" meta:page-count="3" meta:paragraph-count="57" meta:word-count="352" meta:character-count="2182" meta:non-whitespace-character-count="1844"/>
  </office:meta>
</office:document-meta>
</file>